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7.986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l</text:p>
          </table:table-cell>
          <table:table-cell office:value-type="string">
            <text:p>Wstaw notatkę</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l</text:p>
          </table:table-cell>
          <table:table-cell office:value-type="string">
            <text:p>Włącz ~naturalne sortowani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l</text:p>
          </table:table-cell>
          <table:table-cell office:value-type="string">
            <text:p>Zapisz ~Grafikę...</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l</text:p>
          </table:table-cell>
          <table:table-cell office:value-type="string">
            <text:p>\&lt;bookmark_value\&gt;opcje sortowania dla rand bazy danych\&lt;/bookmark_value\&gt;\&lt;bookmark_value\&gt;sortowanie; Języki azjatyckie\&lt;/bookmark_value\&gt;\&lt;bookmark_value\&gt;Języki azjatyckie;sorotwanie\&lt;/bookmark_value\&gt;\&lt;bookmark_value\&gt;reguły sortowania książki telefonicznej\&lt;/bookmark_value\&gt;\&lt;bookmark_value\&gt;algorytm sortowania naturlanego\&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l</text:p>
          </table:table-cell>
          <table:table-cell office:value-type="string">
            <text:p>Włącz naturalne sortowani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l</text:p>
          </table:table-cell>
          <table:table-cell office:value-type="string">
            <text:p>\&lt;ahelp hid=\"SC:CHECKBOX:RID_SCPAGE_SORT_OPTIONS:BTN_NATURALSORT\"\&gt;Naturalne sortowanie jest algorytmem sortowania, który sortuje liczby według matematycznej kolejności inaczej niż przy tradycyjnym sortowaniu.\&lt;/ahelp\&gt; Przykładowo mając ciąg wartości jak np. A1, A2, A3, A4, A5, A6, ..., A19, A20, A21. Po wprowadzeniu danych do komórek i uruchomieniu sortowania uzyskasz A1, A11, A12, A13, ..., A19, A2, A20, A21, A3, A4, A5, ..., A9. O ile taki sposób sortowania może być sensowny dla osób rozumiejących mechanizm sortujący o tyle dla reszty populacji wydaje się nieciekawy, jeśli nie niewygodny. Natomiast opcja sortowania naturalnego spowoduje ułożenie pozycji powyższego przykładu w „prawidłowej” kolejności, co zwiększa wygodę i zadowolenie z operacji sortowani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l</text:p>
          </table:table-cell>
          <table:table-cell office:value-type="string">
            <text:p>Akceso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l</text:p>
          </table:table-cell>
          <table:table-cell office:value-type="string">
            <text:p>%PRODUCTNAME-użyteczne akcesoria,w tym różne galeria, Szablony, Przykładowe dokumenti i 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 %PRODUCTNAME zawiera ponad 2900 elementów w zróżnicowanych szablonach.</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Szablon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Twórz idealne dokumenty w kilka sekund używając szablonów dokumentów.</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 są dobre do uczenia si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Reklam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Materiały relkamow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Dodatkowe czcionki dla %PRODUCTNAME i innych aplikacj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Import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Wsparcie dla Importu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Instrukcja obsługi</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l</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hu" number:country="HU">Ft</number:currency-symbol>
    </number:currency-style>
    <number:currency-style style:name="N106">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33:17</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32:46</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